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3" style:family="paragraph" style:parent-style-name="Standard">
      <style:text-properties style:text-position="0% 100%" fo:language="ru" fo:country="RU" officeooo:rsid="1327ae62" officeooo:paragraph-rsid="24df0cfd"/>
    </style:style>
    <style:style style:name="P4"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16"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17"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18"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19"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20"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21"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22"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23"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24"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25"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26"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27"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28"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29"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30"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31"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32"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33"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34"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35"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36"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37"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38"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39"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40"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41"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42"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43"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44"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45"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46"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47"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48"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49"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50"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51"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52"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53"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54"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55"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56"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57"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58"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59"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60"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61"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62"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63"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64"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6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6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6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6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70"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7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7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7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76" style:family="paragraph" style:parent-style-name="Standard">
      <style:text-properties style:text-position="0% 100%" style:font-name="Liberation Serif1" fo:language="ru" fo:country="RU" fo:font-style="normal" style:text-underline-style="none" fo:font-weight="normal" officeooo:rsid="0019f43d" officeooo:paragraph-rsid="3ff3b814" style:font-style-asian="normal" style:font-weight-asian="normal" style:font-style-complex="normal" style:font-weight-complex="normal"/>
    </style:style>
    <style:style style:name="T1" style:family="text">
      <style:text-properties fo:font-variant="normal" fo:text-transform="none" fo:font-style="italic" style:font-style-asian="italic" style:font-style-complex="italic"/>
    </style:style>
    <style:style style:name="T2" style:family="text">
      <style:text-properties fo:font-variant="normal" fo:text-transform="none" fo:color="#000000" style:font-name="FreeSerif" fo:font-size="12pt" officeooo:rsid="3ec37b17" fo:background-color="#ffffff" loext:char-shading-value="0"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19f43d" style:font-style-asian="italic" style:font-style-complex="italic"/>
    </style:style>
    <style:style style:name="T5" style:family="text">
      <style:text-properties fo:font-style="italic" officeooo:rsid="3e4c6b68" style:font-style-asian="italic" style:font-style-complex="italic"/>
    </style:style>
    <style:style style:name="T6" style:family="text">
      <style:text-properties fo:font-style="italic" officeooo:rsid="3e634d91" style:font-style-asian="italic" style:font-style-complex="italic"/>
    </style:style>
    <style:style style:name="T7" style:family="text">
      <style:text-properties fo:font-style="italic" officeooo:rsid="3eb71f73" style:font-style-asian="italic" style:font-style-complex="italic"/>
    </style:style>
    <style:style style:name="T8" style:family="text">
      <style:text-properties fo:font-style="italic" officeooo:rsid="3ed2e971" style:font-style-asian="italic" style:font-style-complex="italic"/>
    </style:style>
    <style:style style:name="T9" style:family="text">
      <style:text-properties fo:font-style="italic" officeooo:rsid="3ed38965" style:font-style-asian="italic" style:font-style-complex="italic"/>
    </style:style>
    <style:style style:name="T10" style:family="text">
      <style:text-properties fo:font-style="italic" officeooo:rsid="3ee643e5" style:font-style-asian="italic" style:font-style-complex="italic"/>
    </style:style>
    <style:style style:name="T11" style:family="text">
      <style:text-properties fo:font-style="italic" officeooo:rsid="3f062ac2" style:font-style-asian="italic" style:font-style-complex="italic"/>
    </style:style>
    <style:style style:name="T12" style:family="text">
      <style:text-properties fo:font-style="italic" officeooo:rsid="3f1792c6" style:font-style-asian="italic" style:font-style-complex="italic"/>
    </style:style>
    <style:style style:name="T13" style:family="text">
      <style:text-properties fo:font-style="italic" officeooo:rsid="3f36441a" style:font-style-asian="italic" style:font-style-complex="italic"/>
    </style:style>
    <style:style style:name="T14" style:family="text">
      <style:text-properties fo:font-style="italic" officeooo:rsid="3f5e0d4b" style:font-style-asian="italic" style:font-style-complex="italic"/>
    </style:style>
    <style:style style:name="T15" style:family="text">
      <style:text-properties fo:font-style="italic" officeooo:rsid="3f6f05bb" style:font-style-asian="italic" style:font-style-complex="italic"/>
    </style:style>
    <style:style style:name="T16" style:family="text">
      <style:text-properties fo:font-style="italic" officeooo:rsid="3f73a9d8" style:font-style-asian="italic" style:font-style-complex="italic"/>
    </style:style>
    <style:style style:name="T17" style:family="text">
      <style:text-properties fo:font-style="italic" officeooo:rsid="3fa38191" style:font-style-asian="italic" style:font-style-complex="italic"/>
    </style:style>
    <style:style style:name="T18" style:family="text">
      <style:text-properties fo:font-style="normal" style:font-style-asian="normal" style:font-style-complex="normal"/>
    </style:style>
    <style:style style:name="T19" style:family="text">
      <style:text-properties fo:font-variant="small-caps"/>
    </style:style>
    <style:style style:name="T20" style:family="text">
      <style:text-properties fo:font-variant="small-caps" fo:font-style="italic" style:font-style-asian="italic" style:font-style-complex="italic"/>
    </style:style>
    <style:style style:name="T21" style:family="text">
      <style:text-properties fo:font-variant="small-caps" officeooo:rsid="3e3b4ad6"/>
    </style:style>
    <style:style style:name="T22" style:family="text">
      <style:text-properties officeooo:rsid="0019f43d"/>
    </style:style>
    <style:style style:name="T23" style:family="text">
      <style:text-properties officeooo:rsid="1327ae62"/>
    </style:style>
    <style:style style:name="T24" style:family="text">
      <style:text-properties officeooo:rsid="3e3c4e3c"/>
    </style:style>
    <style:style style:name="T25" style:family="text">
      <style:text-properties officeooo:rsid="3e3c6ace"/>
    </style:style>
    <style:style style:name="T26" style:family="text">
      <style:text-properties officeooo:rsid="3e430e91"/>
    </style:style>
    <style:style style:name="T27" style:family="text">
      <style:text-properties officeooo:rsid="3e4c6b68"/>
    </style:style>
    <style:style style:name="T28" style:family="text">
      <style:text-properties officeooo:rsid="3e4fa2cc"/>
    </style:style>
    <style:style style:name="T29" style:family="text">
      <style:text-properties officeooo:rsid="3e50ce3f"/>
    </style:style>
    <style:style style:name="T30" style:family="text">
      <style:text-properties officeooo:rsid="3e5de945"/>
    </style:style>
    <style:style style:name="T31" style:family="text">
      <style:text-properties officeooo:rsid="3e5e2f4d"/>
    </style:style>
    <style:style style:name="T32" style:family="text">
      <style:text-properties officeooo:rsid="3e628564"/>
    </style:style>
    <style:style style:name="T33" style:family="text">
      <style:text-properties officeooo:rsid="3e630a7e"/>
    </style:style>
    <style:style style:name="T34" style:family="text">
      <style:text-properties officeooo:rsid="3e634d91"/>
    </style:style>
    <style:style style:name="T35" style:family="text">
      <style:text-properties officeooo:rsid="3e63c36d"/>
    </style:style>
    <style:style style:name="T36" style:family="text">
      <style:text-properties officeooo:rsid="3e65981a"/>
    </style:style>
    <style:style style:name="T37" style:family="text">
      <style:text-properties officeooo:rsid="3e678daf"/>
    </style:style>
    <style:style style:name="T38" style:family="text">
      <style:text-properties officeooo:rsid="3e67d5e4"/>
    </style:style>
    <style:style style:name="T39" style:family="text">
      <style:text-properties officeooo:rsid="3e6e609e"/>
    </style:style>
    <style:style style:name="T40" style:family="text">
      <style:text-properties officeooo:rsid="3e790150"/>
    </style:style>
    <style:style style:name="T41" style:family="text">
      <style:text-properties officeooo:rsid="3e84efbe"/>
    </style:style>
    <style:style style:name="T42" style:family="text">
      <style:text-properties officeooo:rsid="3e8816af"/>
    </style:style>
    <style:style style:name="T43" style:family="text">
      <style:text-properties officeooo:rsid="3e9370d7"/>
    </style:style>
    <style:style style:name="T44" style:family="text">
      <style:text-properties officeooo:rsid="3e9a6184"/>
    </style:style>
    <style:style style:name="T45" style:family="text">
      <style:text-properties officeooo:rsid="3e9ff73d"/>
    </style:style>
    <style:style style:name="T46" style:family="text">
      <style:text-properties officeooo:rsid="3ea729b7"/>
    </style:style>
    <style:style style:name="T47" style:family="text">
      <style:text-properties officeooo:rsid="3eb0a6f0"/>
    </style:style>
    <style:style style:name="T48" style:family="text">
      <style:text-properties officeooo:rsid="3eb71f73"/>
    </style:style>
    <style:style style:name="T49" style:family="text">
      <style:text-properties officeooo:rsid="3ec37b17"/>
    </style:style>
    <style:style style:name="T50" style:family="text">
      <style:text-properties officeooo:rsid="3ec51f68"/>
    </style:style>
    <style:style style:name="T51" style:family="text">
      <style:text-properties officeooo:rsid="3ec70176"/>
    </style:style>
    <style:style style:name="T52" style:family="text">
      <style:text-properties officeooo:rsid="3ecfc703"/>
    </style:style>
    <style:style style:name="T53" style:family="text">
      <style:text-properties officeooo:rsid="3ed12025"/>
    </style:style>
    <style:style style:name="T54" style:family="text">
      <style:text-properties officeooo:rsid="3ed2e971"/>
    </style:style>
    <style:style style:name="T55" style:family="text">
      <style:text-properties officeooo:rsid="3ed2f616"/>
    </style:style>
    <style:style style:name="T56" style:family="text">
      <style:text-properties officeooo:rsid="3ed38965"/>
    </style:style>
    <style:style style:name="T57" style:family="text">
      <style:text-properties officeooo:rsid="3edb1634"/>
    </style:style>
    <style:style style:name="T58" style:family="text">
      <style:text-properties officeooo:rsid="3edfd8cd"/>
    </style:style>
    <style:style style:name="T59" style:family="text">
      <style:text-properties officeooo:rsid="3ee643e5"/>
    </style:style>
    <style:style style:name="T60" style:family="text">
      <style:text-properties officeooo:rsid="3ef82b7b"/>
    </style:style>
    <style:style style:name="T61" style:family="text">
      <style:text-properties officeooo:rsid="3efb473e"/>
    </style:style>
    <style:style style:name="T62" style:family="text">
      <style:text-properties officeooo:rsid="3efbfc3e"/>
    </style:style>
    <style:style style:name="T63" style:family="text">
      <style:text-properties officeooo:rsid="3f00b5f7"/>
    </style:style>
    <style:style style:name="T64" style:family="text">
      <style:text-properties officeooo:rsid="3f027ce4"/>
    </style:style>
    <style:style style:name="T65" style:family="text">
      <style:text-properties officeooo:rsid="3f0589e2"/>
    </style:style>
    <style:style style:name="T66" style:family="text">
      <style:text-properties officeooo:rsid="3f062ac2"/>
    </style:style>
    <style:style style:name="T67" style:family="text">
      <style:text-properties officeooo:rsid="3f065641"/>
    </style:style>
    <style:style style:name="T68" style:family="text">
      <style:text-properties officeooo:rsid="3f122832"/>
    </style:style>
    <style:style style:name="T69" style:family="text">
      <style:text-properties officeooo:rsid="3f1792c6"/>
    </style:style>
    <style:style style:name="T70" style:family="text">
      <style:text-properties officeooo:rsid="3f27ca6e"/>
    </style:style>
    <style:style style:name="T71" style:family="text">
      <style:text-properties officeooo:rsid="3f2dd865"/>
    </style:style>
    <style:style style:name="T72" style:family="text">
      <style:text-properties officeooo:rsid="3f36441a"/>
    </style:style>
    <style:style style:name="T73" style:family="text">
      <style:text-properties officeooo:rsid="3f43aad4"/>
    </style:style>
    <style:style style:name="T74" style:family="text">
      <style:text-properties officeooo:rsid="3f5bb2c1"/>
    </style:style>
    <style:style style:name="T75" style:family="text">
      <style:text-properties officeooo:rsid="3f5e0d4b"/>
    </style:style>
    <style:style style:name="T76" style:family="text">
      <style:text-properties officeooo:rsid="3f712ba1"/>
    </style:style>
    <style:style style:name="T77" style:family="text">
      <style:text-properties officeooo:rsid="3f73a9d8"/>
    </style:style>
    <style:style style:name="T78" style:family="text">
      <style:text-properties officeooo:rsid="3fa38191"/>
    </style:style>
    <style:style style:name="T79" style:family="text">
      <style:text-properties officeooo:rsid="3fb731d3"/>
    </style:style>
    <style:style style:name="T80" style:family="text">
      <style:text-properties officeooo:rsid="3fba65e3"/>
    </style:style>
    <style:style style:name="T81"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21"/></text:p>
      <text:p text:style-name="P45"/>
      <text:p text:style-name="P69">Поляна</text:p>
      <text:p text:style-name="P32">– Räumen,– <text:span text:style-name="T67">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span></text:p>
      <text:p text:style-name="P36"><text:span text:style-name="T22">– </text:span><text:span text:style-name="T3">Steuerung klar</text:span>?<text:span text:style-name="T22">– спрашивает он парня за панелью направления.</text:span></text:p>
      <text:p text:style-name="P33">– <text:span text:style-name="T3">Ist klar</text:span>.– <text:span text:style-name="T68">в огоньках от панели лицо Макса твёрдое, упрямое золото.</text:span></text:p>
      <text:p text:style-name="P34">– <text:span text:style-name="T3">Treibwerk klar?</text:span></text:p>
      <text:p text:style-name="P37"><text:span text:style-name="T22">– </text:span><text:span text:style-name="T3">Ist klar</text:span>,<text:span text:style-name="T22">– от Морица от панели двигателя ракеты. В микрофон висящий у него на шее, он передаёт в <text:s/>Комнату Управления,– </text:span><text:span text:style-name="T4"><text:s/>Luftlage klar</text:span><text:span text:style-name="T22">.</text:span></text:p>
      <text:p text:style-name="P37"><text:span text:style-name="T22">– </text:span><text:span text:style-name="T3">Schlüssel auf</text:span><text:span text:style-name="T20"> schiessen</text:span>,<text:span text:style-name="T22">– приказывает Блисеро.</text:span></text:p>
      <text:p text:style-name="P55">Мориц поворачивает главный ключ на ПУСК: «<text:span text:style-name="T3">Schlüssel steht auf </text:span><text:span text:style-name="T20">schiessen</text:span><text:span text:style-name="T19">».</text:span> </text:p>
      <text:p text:style-name="P62">Klar.</text:p>
      <text:p text:style-name="P56">Здесь полагаются затяжные драматические паузы. <text:span text:style-name="T69">Голова Вайсмана должна переполняться последними картинами сливочных ягодиц стиснутых страхом (не обосрался, </text:span><text:span text:style-name="T12">Liebchen</text:span><text:span text:style-name="T69">?)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57"><text:span text:style-name="T22">– </text:span><text:span text:style-name="T3">Durchschalten</text:span>.<text:span text:style-name="T22">– голос Блисеро спокоен и ровен.</text:span></text:p>
      <text:p text:style-name="P35">– <text:span text:style-name="T3">Luftlage klar</text:span>,– <text:span text:style-name="T70">откликается Макс от панели направления.</text:span></text:p>
      <text:p text:style-name="P58">Мориц нажимает кнопку с пометкой <text:span text:style-name="T20">vorstufe</text:span><text:span text:style-name="T19">: «</text:span><text:span text:style-name="T1">Ist durchgeschaltet</text:span><text:span text:style-name="T19">».</text:span></text:p>
      <text:p text:style-name="P70">Пауза в 15 секунд пока кислородный бак набирает давление. </text:p>
      <text:p text:style-name="P70"><text:span text:style-name="T71">Свет вспыхивает на панели Морица.</text:span> </text:p>
      <text:p text:style-name="P62">Entlüftung. «Beluftung klar».</text:p>
      <text:p text:style-name="P63"><text:span text:style-name="T18">Загорается лампа зажигания: </text:span>Zundung. “Zundung klar. </text:p>
      <text:p text:style-name="P59">Затем, <text:span text:style-name="T3">«Vorstufe klar.» Vorstufe</text:span> <text:span text:style-name="T72">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13">Hauptstufe</text:span><text:span text:style-name="T72">.</text:span></text:p>
      <text:p text:style-name="P60">Блисеро мастер. Он с самого начала научился впадать в транс, ожидая миг <text:span text:style-name="T73">озарения, который всегда приходит. Он никогд не говорил об этом вслух. </text:span></text:p>
      <text:p text:style-name="P64"><text:span text:style-name="T22">– </text:span>Hauptstufe.</text:p>
      <text:p text:style-name="P61"><text:span text:style-name="T4">– </text:span><text:span text:style-name="T3">Hauptstufe ist gegeben</text:span>.</text:p>
      <text:p text:style-name="P5">Панель задвинута насовсем.</text:p>
      <text:p text:style-name="P6">Два огонька заморгали. «Stecker 1 und 2 gefallen»,<text:span text:style-name="T22">–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6"><text:soft-page-break/></text:p>
      <text:p text:style-name="P65">Взлёт</text:p>
      <text:p text:style-name="P7">Этот взлёт будет выдан Гравитации. <text:span text:style-name="T74">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8">Двигаясь теперь к такому свету где наконец яблоко будет цвета яблока. Нож прорезает яблоко, как нож разрезающий яблоко. <text:span text:style-name="T75">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14">это сделано </text:span><text:span text:style-name="T15">из</text:span><text:span text:style-name="T14"> пощад</text:span><text:span text:style-name="T15">ы</text:span><text:span text:style-name="T14">, Блисеро хотел, чтобы мне было легче, он знал, что я попытаюсь хвататься—держаться за каждый голос, шум или треск</text:span><text:span text:style-name="T75">—</text:span></text:p>
      <text:p text:style-name="P9">Он думает про их любовь в иллюстрациях для детей в <text:span text:style-name="T76">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77">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16">последний раз…</text:span><text:span text:style-name="T77"> <text:s/>ХВАТАЙСЯ когда уже остановится рёв? </text:span><text:span text:style-name="T16">Brennschluss</text:span><text:span text:style-name="T77">, когда бывал </text:span><text:span text:style-name="T16">Brennschluss</text:span><text:span text:style-name="T77">, </text:span><text:span text:style-name="T16">не может чтобы так быстро…</text:span><text:span text:style-name="T77">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16">Streckefuss</text:span><text:span text:style-name="T77">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16">бело что</text:span><text:span text:style-name="T77"> <text:s/>ХВАТАЙСЯ тот пёс был рыжим сеттером, голова последней собаки, добрая псина пришла проводить его </text:span><text:span text:style-name="T16">не могу вспомнить что значит красный</text:span><text:span text:style-name="T77">, голубь за которым он гонялся был шиферно-сизым, но они оба белые теперь рядом с каналом в ту ночь запах деревьев </text:span><text:span text:style-name="T16">о, я не хочу терять ту ночь</text:span><text:span text:style-name="T77">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10">Помни всегда.</text:p>
      <text:p text:style-name="P11">Первая звезда висит у него меж ступней.</text:p>
      <text:p text:style-name="P16">Пора<text:span text:style-name="T22">—</text:span></text:p>
      <text:p text:style-name="P4"/>
      <text:p text:style-name="P66">Спуск</text:p>
      <text:p text:style-name="P12">Ритмичное прихлопыванье отдаётся между этих стен, <text:span text:style-name="T78">которые тверды и блестящи как уголь: Да-</text:span><text:span text:style-name="T17">вай</text:span><text:span text:style-name="T78">! Начи-</text:span><text:span text:style-name="T17">най</text:span><text:span text:style-name="T78">! Да-</text:span><text:span text:style-name="T17">вай</text:span><text:span text:style-name="T78">! Начи-</text:span><text:span text:style-name="T17">най</text:span><text:span text:style-name="T78">! Экран неясная страница раскрытая перед нами, белая и немая. </text:span><text:soft-page-break/><text:span text:style-name="T78">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17">не звезда</text:span><text:span text:style-name="T78">,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13">И оно прямо здесь, прямо в этом тёмном и немом кадре, <text:span text:style-name="T79">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14">Остаётся время, если ищете утешения, приконутьс к сидящему рядом, или дотянуться между своих похолоделых ног.. <text:span text:style-name="T80">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14"/>
      <text:p text:style-name="P71">Есть Рука перевернуть время,</text:p>
      <text:p text:style-name="P72"><text:span text:style-name="T81">Что</text:span> в Стекле <text:span text:style-name="T81">течёт сегодня,</text:span></text:p>
      <text:p text:style-name="P73">Покуда свет сравнявший Башни</text:p>
      <text:p text:style-name="P74">Найдёт Отринутых всех до одного…</text:p>
      <text:p text:style-name="P75">Пока Всадники спять у каждой из дорог,</text:p>
      <text:p text:style-name="P75">По всей нашей изувеченной Зоне,</text:p>
      <text:p text:style-name="P75">С лицом на каждом горном склоне</text:p>
      <text:p text:style-name="P75">И с Душою в каждом камешке….</text:p>
      <text:p text:style-name="P15">И теперь вместе<text:span text:style-name="T22">—</text:span></text:p>
      <text:p text:style-name="P4"><draw:frame draw:style-name="fr1" draw:name="Image14" text:anchor-type="paragraph" svg:width="6.9252in" svg:height="0.3661in" draw:z-index="0"><draw:image xlink:href="Pictures/1000000000000B720000009B428C9716555D8079.png" xlink:type="simple" xlink:show="embed" xlink:actuate="onLoad" loext:mime-type="image/png"/></draw:frame></text:p>
      <text:p text:style-name="P4"/>
      <text:p text:style-name="P4"/>
      <text:p text:style-name="P4"/>
      <text:p text:style-name="P2">– </text:p>
      <text:p text:style-name="P1">—</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8-07T17:36:51.292350393</dc:date>
    <meta:editing-duration>P30DT10H28M21S</meta:editing-duration>
    <meta:editing-cycles>16082</meta:editing-cycles>
    <meta:generator>LibreOffice/6.1.5.2$Linux_X86_64 LibreOffice_project/10$Build-2</meta:generator>
    <meta:document-statistic meta:table-count="0" meta:image-count="1" meta:object-count="0" meta:page-count="3" meta:paragraph-count="46" meta:word-count="1207" meta:character-count="8180" meta:non-whitespace-character-count="6995"/>
  </office:meta>
</office:document-meta>
</file>